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2a6099" loext:opacity="100%" style:font-name="Iosevka NF" fo:font-size="2pt" officeooo:paragraph-rsid="012caf97" fo:background-color="transparent" style:font-size-asian="2pt" style:font-size-complex="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175cb5a" officeooo:paragraph-rsid="0175cb5a" style:font-size-asian="2pt" style:font-weight-asian="normal" style:font-size-complex="2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03a630" officeooo:paragraph-rsid="0175cb5a" style:font-size-asian="2pt" style:font-weight-asian="normal" style:font-size-complex="2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19c4a9" officeooo:paragraph-rsid="0175cb5a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07b783" officeooo:paragraph-rsid="0175cb5a" style:font-size-asian="2pt" style:font-weight-asian="normal" style:font-size-complex="2pt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officeooo:paragraph-rsid="012caf97" style:font-size-asian="2pt" style:font-size-complex="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officeooo:paragraph-rsid="01ccf160" style:font-size-asian="2pt" style:font-size-complex="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officeooo:paragraph-rsid="01d5e6f4" style:font-size-asian="2pt" style:font-size-complex="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officeooo:paragraph-rsid="011cce2c" style:font-size-asian="2pt" style:font-size-complex="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officeooo:rsid="01542a8d" officeooo:paragraph-rsid="01542a8d" style:font-size-asian="2pt" style:font-size-complex="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4992b4" officeooo:paragraph-rsid="011cce2c" style:font-size-asian="2pt" style:font-weight-asian="normal" style:font-size-complex="2pt" style:font-weight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paragraph-rsid="011cce2c" style:font-size-asian="2pt" style:font-weight-asian="normal" style:font-size-complex="2pt" style:font-weight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31f35e" officeooo:paragraph-rsid="011cce2c" style:font-size-asian="2pt" style:font-weight-asian="normal" style:font-size-complex="2pt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254316" officeooo:paragraph-rsid="011cce2c" style:font-size-asian="2pt" style:font-weight-asian="normal" style:font-size-complex="2pt" style:font-weight-complex="normal"/>
    </style:style>
    <style:style style:name="P1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15c79e1" officeooo:paragraph-rsid="015c79e1" style:font-size-asian="2pt" style:font-weight-asian="normal" style:font-size-complex="2pt" style:font-weight-complex="normal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15aaa6c" officeooo:paragraph-rsid="015aaa6c" style:font-size-asian="2pt" style:font-weight-asian="normal" style:font-size-complex="2pt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8480af" officeooo:paragraph-rsid="011cce2c" style:font-size-asian="2pt" style:font-weight-asian="normal" style:font-size-complex="2pt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03a630" officeooo:paragraph-rsid="0175cb5a" style:font-size-asian="2pt" style:font-weight-asian="normal" style:font-size-complex="2pt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19c4a9" officeooo:paragraph-rsid="0033b60f" style:font-size-asian="2pt" style:font-weight-asian="normal" style:font-size-complex="2pt" style:font-weight-complex="normal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9a55ca" officeooo:paragraph-rsid="011cce2c" style:font-size-asian="2pt" style:font-weight-asian="normal" style:font-size-complex="2pt" style:font-weight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1c7ebab" officeooo:paragraph-rsid="01c7ebab" style:font-size-asian="2pt" style:font-weight-asian="normal" style:font-size-complex="2pt" style:font-weight-complex="normal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175cb5a" officeooo:paragraph-rsid="0175cb5a" style:font-size-asian="2pt" style:font-weight-asian="normal" style:font-size-complex="2pt" style:font-weight-complex="normal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20b00d" officeooo:paragraph-rsid="0020b00d" style:font-size-asian="2pt" style:font-weight-asian="normal" style:font-size-complex="2pt" style:font-weight-complex="normal"/>
    </style:style>
    <style:style style:name="P2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234eaa" officeooo:paragraph-rsid="00234eaa" style:font-size-asian="2pt" style:font-weight-asian="normal" style:font-size-complex="2pt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1723dce" officeooo:paragraph-rsid="01723dce" style:font-size-asian="2pt" style:font-weight-asian="normal" style:font-size-complex="2pt" style:font-weight-complex="normal"/>
    </style:style>
    <style:style style:name="P2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33b60f" officeooo:paragraph-rsid="0033b60f" style:font-size-asian="2pt" style:font-weight-asian="normal" style:font-size-complex="2pt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07b783" style:font-size-asian="2pt" style:font-weight-asian="normal" style:font-size-complex="2pt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0d26ab" style:font-size-asian="2pt" style:font-weight-asian="normal" style:font-size-complex="2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31eeb1" style:font-size-asian="2pt" style:font-weight-asian="normal" style:font-size-complex="2pt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33b60f" style:font-size-asian="2pt" style:font-weight-asian="normal" style:font-size-complex="2pt" style:font-weight-complex="normal"/>
    </style:style>
    <style:style style:name="P3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476624" officeooo:paragraph-rsid="00476624" style:font-size-asian="2pt" style:font-weight-asian="normal" style:font-size-complex="2pt" style:font-weight-complex="norm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16a9a1a" officeooo:paragraph-rsid="016a9a1a" style:font-size-asian="2pt" style:font-weight-asian="normal" style:font-size-complex="2pt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206e035" officeooo:paragraph-rsid="0206e035" style:font-size-asian="2pt" style:font-weight-asian="normal" style:font-size-complex="2pt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a6219f" officeooo:paragraph-rsid="00a6219f" style:font-size-asian="2pt" style:font-weight-asian="normal" style:font-size-complex="2pt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00d2bc8" officeooo:paragraph-rsid="0011cf10" style:font-size-asian="2pt" style:font-weight-asian="normal" style:font-size-complex="2pt" style:font-weight-complex="norm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font-name="Iosevka NF" fo:font-size="2pt" fo:font-weight="normal" officeooo:rsid="0228200d" officeooo:paragraph-rsid="0228200d" style:font-size-asian="2pt" style:font-weight-asian="normal" style:font-size-complex="2pt" style:font-weight-complex="normal"/>
    </style:style>
    <style:style style:name="P4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ff00" loext:opacity="100%" style:font-name="Iosevka NF" fo:font-size="2pt" officeooo:paragraph-rsid="012caf97" style:font-size-asian="2pt" style:font-size-complex="2pt"/>
    </style:style>
    <style:style style:name="P4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ff00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4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officeooo:paragraph-rsid="012caf97" fo:background-color="transparent" style:font-size-asian="2pt" style:font-size-complex="2pt"/>
    </style:style>
    <style:style style:name="P4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20c3888" officeooo:paragraph-rsid="020c3888" style:font-size-asian="2pt" style:font-weight-asian="normal" style:font-size-complex="2pt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4aae3c" officeooo:paragraph-rsid="011cce2c" style:font-size-asian="2pt" style:font-weight-asian="normal" style:font-size-complex="2pt" style:font-weight-complex="norm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285a" style:font-size-asian="2pt" style:font-weight-asian="normal" style:font-size-complex="2pt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86cf" style:font-size-asian="2pt" style:font-weight-asian="normal" style:font-size-complex="2pt" style:font-weight-complex="normal"/>
    </style:style>
    <style:style style:name="P4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08acb3" officeooo:paragraph-rsid="01e286cf" style:font-size-asian="2pt" style:font-weight-asian="normal" style:font-size-complex="2pt" style:font-weight-complex="normal"/>
    </style:style>
    <style:style style:name="P4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94de73" officeooo:paragraph-rsid="011cce2c" style:font-size-asian="2pt" style:font-weight-asian="normal" style:font-size-complex="2pt" style:font-weight-complex="normal"/>
    </style:style>
    <style:style style:name="P4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94de73" officeooo:paragraph-rsid="012270e6" style:font-size-asian="2pt" style:font-weight-asian="normal" style:font-size-complex="2pt" style:font-weight-complex="normal"/>
    </style:style>
    <style:style style:name="P5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204fd83" officeooo:paragraph-rsid="0204fd83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dec71b" officeooo:paragraph-rsid="01dec71b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270e6" officeooo:paragraph-rsid="012270e6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479fa0" officeooo:paragraph-rsid="011cce2c" style:font-size-asian="2pt" style:font-weight-asian="normal" style:font-size-complex="2pt" style:font-weight-complex="norm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a0f287" officeooo:paragraph-rsid="011cce2c" style:font-size-asian="2pt" style:font-weight-asian="normal" style:font-size-complex="2pt" style:font-weight-complex="normal"/>
    </style:style>
    <style:style style:name="P5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f4b0de" officeooo:paragraph-rsid="011cce2c" style:font-size-asian="2pt" style:font-weight-asian="normal" style:font-size-complex="2pt" style:font-weight-complex="normal"/>
    </style:style>
    <style:style style:name="P5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f87fc9" officeooo:paragraph-rsid="011cce2c" style:font-size-asian="2pt" style:font-weight-asian="normal" style:font-size-complex="2pt" style:font-weight-complex="normal"/>
    </style:style>
    <style:style style:name="P5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e286cf" officeooo:paragraph-rsid="0220b40d" fo:background-color="transparent" style:font-size-asian="2pt" style:font-weight-asian="normal" style:font-size-complex="2pt" style:font-weight-complex="normal"/>
    </style:style>
    <style:style style:name="P5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924416" officeooo:paragraph-rsid="021d4df4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e2285a" officeooo:paragraph-rsid="0223ba87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e2285a" officeooo:paragraph-rsid="01e286cf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21d4df4" officeooo:paragraph-rsid="021d4df4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223ba87" officeooo:paragraph-rsid="0223ba87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214a453" officeooo:paragraph-rsid="0214a453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802771" officeooo:paragraph-rsid="01e286cf" style:font-size-asian="2pt" style:font-weight-asian="normal" style:font-size-complex="2pt" style:font-weight-complex="normal"/>
    </style:style>
    <style:style style:name="P6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802771" officeooo:paragraph-rsid="022312ba" style:font-size-asian="2pt" style:font-weight-asian="normal" style:font-size-complex="2pt" style:font-weight-complex="normal"/>
    </style:style>
    <style:style style:name="P6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228b8b0" officeooo:paragraph-rsid="0228b8b0" style:font-size-asian="2pt" style:font-weight-asian="normal" style:font-size-complex="2pt" style:font-weight-complex="normal"/>
    </style:style>
    <style:style style:name="P6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aba6b6" officeooo:paragraph-rsid="01d9b15a" style:font-size-asian="2pt" style:font-weight-asian="normal" style:font-size-complex="2pt" style:font-weight-complex="normal"/>
    </style:style>
    <style:style style:name="P6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08232c3" officeooo:paragraph-rsid="0189a9cf" style:font-size-asian="2pt" style:font-weight-asian="normal" style:font-size-complex="2pt" style:font-weight-complex="normal"/>
    </style:style>
    <style:style style:name="P6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55308d" loext:opacity="100%" style:font-name="Iosevka NF" fo:font-size="2pt" officeooo:paragraph-rsid="012caf97" style:font-size-asian="2pt" style:font-size-complex="2pt"/>
    </style:style>
    <style:style style:name="P7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0000" loext:opacity="100%" style:font-name="Iosevka NF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7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0000" loext:opacity="100%" style:font-name="Iosevka NF" fo:font-size="2pt" fo:font-weight="normal" officeooo:rsid="01554606" officeooo:paragraph-rsid="01554606" style:font-size-asian="2pt" style:font-weight-asian="normal" style:font-size-complex="2pt" style:font-weight-complex="normal"/>
    </style:style>
    <style:style style:name="P7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ff38" loext:opacity="100%"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7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7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158301a" officeooo:paragraph-rsid="0158301a" style:font-size-asian="2pt" style:font-weight-asian="normal" style:font-size-complex="2pt" style:font-weight-complex="normal"/>
    </style:style>
    <style:style style:name="P75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1c3d6d6" officeooo:paragraph-rsid="01c3d6d6" style:font-size-asian="2pt" style:font-weight-asian="normal" style:font-size-complex="2pt" style:font-weight-complex="normal"/>
    </style:style>
    <style:style style:name="P76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3faf46" loext:opacity="100%" style:font-name="Iosevka NF" fo:font-size="2pt" fo:language="en" fo:country="US" fo:font-weight="normal" officeooo:rsid="00643afa" officeooo:paragraph-rsid="011cce2c" style:font-size-asian="2pt" style:font-weight-asian="normal" style:font-size-complex="2pt" style:font-weight-complex="normal"/>
    </style:style>
    <style:style style:name="P77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5983b0" loext:opacity="100%" style:font-name="Iosevka NF" fo:font-size="2pt" fo:font-weight="normal" officeooo:rsid="0003a630" officeooo:paragraph-rsid="01e286cf" fo:background-color="transparent" style:font-size-asian="2pt" style:font-weight-asian="normal" style:font-size-complex="2pt" style:font-weight-complex="normal"/>
    </style:style>
    <style:style style:name="P78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bf00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79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ffbf00" loext:opacity="100%" style:font-name="Iosevka NF" fo:font-size="2pt" fo:font-weight="normal" officeooo:rsid="01dec71b" officeooo:paragraph-rsid="01dec71b" style:font-size-asian="2pt" style:font-weight-asian="normal" style:font-size-complex="2pt" style:font-weight-complex="normal"/>
    </style:style>
    <style:style style:name="P80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6b5e9b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81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81d41a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82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8d1d75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83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8d1d75" loext:opacity="100%" style:font-name="Iosevka NF" fo:font-size="2pt" fo:font-weight="normal" officeooo:rsid="01473844" officeooo:paragraph-rsid="01e440b0" style:font-size-asian="2pt" style:font-weight-asian="normal" style:font-size-complex="2pt" style:font-weight-complex="normal"/>
    </style:style>
    <style:style style:name="P84" style:family="paragraph" style:parent-style-name="Standard">
      <style:paragraph-properties fo:text-align="center" style:justify-single-word="false">
        <style:tab-stops>
          <style:tab-stop style:position="0.5957in"/>
        </style:tab-stops>
      </style:paragraph-properties>
      <style:text-properties fo:color="#00a933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T1" style:family="text">
      <style:text-properties officeooo:rsid="0002e8d9"/>
    </style:style>
    <style:style style:name="T2" style:family="text">
      <style:text-properties officeooo:rsid="00254316"/>
    </style:style>
    <style:style style:name="T3" style:family="text">
      <style:text-properties officeooo:rsid="00086a89"/>
    </style:style>
    <style:style style:name="T4" style:family="text">
      <style:text-properties officeooo:rsid="000d2bc8"/>
    </style:style>
    <style:style style:name="T5" style:family="text">
      <style:text-properties officeooo:rsid="00107fc2"/>
    </style:style>
    <style:style style:name="T6" style:family="text">
      <style:text-properties officeooo:rsid="0011cf10"/>
    </style:style>
    <style:style style:name="T7" style:family="text">
      <style:text-properties officeooo:rsid="00234eaa"/>
    </style:style>
    <style:style style:name="T8" style:family="text">
      <style:text-properties officeooo:rsid="0033b60f"/>
    </style:style>
    <style:style style:name="T9" style:family="text">
      <style:text-properties officeooo:rsid="00479fa0"/>
    </style:style>
    <style:style style:name="T10" style:family="text">
      <style:text-properties officeooo:rsid="0049f297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94de73"/>
    </style:style>
    <style:style style:name="T13" style:family="text">
      <style:text-properties style:use-window-font-color="true" loext:opacity="0%" officeooo:rsid="00a0f287"/>
    </style:style>
    <style:style style:name="T14" style:family="text">
      <style:text-properties style:use-window-font-color="true" loext:opacity="0%" officeooo:rsid="01476260"/>
    </style:style>
    <style:style style:name="T15" style:family="text">
      <style:text-properties style:use-window-font-color="true" loext:opacity="0%" officeooo:rsid="01e0b723"/>
    </style:style>
    <style:style style:name="T16" style:family="text">
      <style:text-properties style:use-window-font-color="true" loext:opacity="0%" officeooo:rsid="01e2285a"/>
    </style:style>
    <style:style style:name="T17" style:family="text">
      <style:text-properties style:use-window-font-color="true" loext:opacity="0%" officeooo:rsid="01e440b0"/>
    </style:style>
    <style:style style:name="T18" style:family="text">
      <style:text-properties officeooo:rsid="0079a1c0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9c1ca9"/>
    </style:style>
    <style:style style:name="T21" style:family="text">
      <style:text-properties fo:language="en" fo:country="US" officeooo:rsid="006572bd"/>
    </style:style>
    <style:style style:name="T22" style:family="text">
      <style:text-properties fo:language="en" fo:country="US" officeooo:rsid="00643afa"/>
    </style:style>
    <style:style style:name="T23" style:family="text">
      <style:text-properties fo:language="en" fo:country="US" officeooo:rsid="01e2285a"/>
    </style:style>
    <style:style style:name="T24" style:family="text">
      <style:text-properties fo:language="en" fo:country="US" fo:background-color="transparent" loext:char-shading-value="0"/>
    </style:style>
    <style:style style:name="T25" style:family="text">
      <style:text-properties fo:language="en" fo:country="US" officeooo:rsid="01e286cf" fo:background-color="transparent" loext:char-shading-value="0"/>
    </style:style>
    <style:style style:name="T26" style:family="text">
      <style:text-properties fo:language="en" fo:country="US" officeooo:rsid="01e286cf"/>
    </style:style>
    <style:style style:name="T27" style:family="text">
      <style:text-properties fo:language="en" fo:country="US" officeooo:rsid="0216ee69"/>
    </style:style>
    <style:style style:name="T28" style:family="text">
      <style:text-properties fo:language="en" fo:country="US" officeooo:rsid="021d4df4"/>
    </style:style>
    <style:style style:name="T29" style:family="text">
      <style:text-properties officeooo:rsid="00a094cb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94041f" fo:background-color="transparent" loext:char-shading-value="0"/>
    </style:style>
    <style:style style:name="T32" style:family="text">
      <style:text-properties officeooo:rsid="01ae5669" fo:background-color="transparent" loext:char-shading-value="0"/>
    </style:style>
    <style:style style:name="T33" style:family="text">
      <style:text-properties officeooo:rsid="00fa12f3"/>
    </style:style>
    <style:style style:name="T34" style:family="text">
      <style:text-properties officeooo:rsid="00215493"/>
    </style:style>
    <style:style style:name="T35" style:family="text">
      <style:text-properties officeooo:rsid="011fb511"/>
    </style:style>
    <style:style style:name="T36" style:family="text">
      <style:text-properties officeooo:rsid="0121505a"/>
    </style:style>
    <style:style style:name="T37" style:family="text">
      <style:text-properties fo:color="#ff0000" loext:opacity="100%" fo:font-weight="normal" style:font-weight-asian="normal" style:font-weight-complex="normal"/>
    </style:style>
    <style:style style:name="T38" style:family="text">
      <style:text-properties fo:color="#ff0000" loext:opacity="100%" fo:font-weight="normal" officeooo:rsid="00232e34" style:font-weight-asian="normal" style:font-weight-complex="normal"/>
    </style:style>
    <style:style style:name="T39" style:family="text">
      <style:text-properties fo:color="#ff0000" loext:opacity="100%" fo:font-weight="normal" officeooo:rsid="00049ac9" style:font-weight-asian="normal" style:font-weight-complex="normal"/>
    </style:style>
    <style:style style:name="T40" style:family="text">
      <style:text-properties officeooo:rsid="0094de73"/>
    </style:style>
    <style:style style:name="T41" style:family="text">
      <style:text-properties officeooo:rsid="015b3557"/>
    </style:style>
    <style:style style:name="T42" style:family="text">
      <style:text-properties officeooo:rsid="00476624"/>
    </style:style>
    <style:style style:name="T43" style:family="text">
      <style:text-properties officeooo:rsid="016bf5ee"/>
    </style:style>
    <style:style style:name="T44" style:family="text">
      <style:text-properties officeooo:rsid="016ecf4d"/>
    </style:style>
    <style:style style:name="T45" style:family="text">
      <style:text-properties officeooo:rsid="0170647a"/>
    </style:style>
    <style:style style:name="T46" style:family="text">
      <style:text-properties officeooo:rsid="0013dd8a"/>
    </style:style>
    <style:style style:name="T47" style:family="text">
      <style:text-properties officeooo:rsid="0175cb5a"/>
    </style:style>
    <style:style style:name="T48" style:family="text">
      <style:text-properties officeooo:rsid="01ae5669"/>
    </style:style>
    <style:style style:name="T49" style:family="text">
      <style:text-properties fo:color="#2a6099" loext:opacity="100%"/>
    </style:style>
    <style:style style:name="T50" style:family="text">
      <style:text-properties fo:color="#2a6099" loext:opacity="100%" officeooo:rsid="0013dd8a"/>
    </style:style>
    <style:style style:name="T51" style:family="text">
      <style:text-properties fo:color="#2a6099" loext:opacity="100%" officeooo:rsid="000d2bc8"/>
    </style:style>
    <style:style style:name="T52" style:family="text">
      <style:text-properties officeooo:rsid="01c940f2"/>
    </style:style>
    <style:style style:name="T53" style:family="text">
      <style:text-properties officeooo:rsid="01d5e6f4"/>
    </style:style>
    <style:style style:name="T54" style:family="text">
      <style:text-properties officeooo:rsid="01d6212e"/>
    </style:style>
    <style:style style:name="T55" style:family="text">
      <style:text-properties officeooo:rsid="01d72338"/>
    </style:style>
    <style:style style:name="T56" style:family="text">
      <style:text-properties officeooo:rsid="01d9b15a"/>
    </style:style>
    <style:style style:name="T57" style:family="text">
      <style:text-properties officeooo:rsid="01df3e0e"/>
    </style:style>
    <style:style style:name="T58" style:family="text">
      <style:text-properties officeooo:rsid="01e0b723"/>
    </style:style>
    <style:style style:name="T59" style:family="text">
      <style:text-properties officeooo:rsid="01e2285a"/>
    </style:style>
    <style:style style:name="T60" style:family="text">
      <style:text-properties officeooo:rsid="01e286cf"/>
    </style:style>
    <style:style style:name="T61" style:family="text">
      <style:text-properties officeooo:rsid="01e39b60"/>
    </style:style>
    <style:style style:name="T62" style:family="text">
      <style:text-properties officeooo:rsid="01e440b0"/>
    </style:style>
    <style:style style:name="T63" style:family="text">
      <style:text-properties officeooo:rsid="01e90e4c"/>
    </style:style>
    <style:style style:name="T64" style:family="text">
      <style:text-properties officeooo:rsid="01ea9a4d"/>
    </style:style>
    <style:style style:name="T65" style:family="text">
      <style:text-properties officeooo:rsid="020c3888"/>
    </style:style>
    <style:style style:name="T66" style:family="text">
      <style:text-properties officeooo:rsid="0216ee69"/>
    </style:style>
    <style:style style:name="T67" style:family="text">
      <style:text-properties officeooo:rsid="0218aecf"/>
    </style:style>
    <style:style style:name="T68" style:family="text">
      <style:text-properties officeooo:rsid="021c7088"/>
    </style:style>
    <style:style style:name="T69" style:family="text">
      <style:text-properties officeooo:rsid="021d4df4"/>
    </style:style>
    <style:style style:name="T70" style:family="text">
      <style:text-properties officeooo:rsid="0223f3f0"/>
    </style:style>
    <style:style style:name="T71" style:family="text">
      <style:text-properties officeooo:rsid="0228b8b0"/>
    </style:style>
    <style:style style:name="T72" style:family="text">
      <style:text-properties officeooo:rsid="022a8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/ MORNING \\\ <text:span text:style-name="T63">1 Hour 30 Minutes</text:span></text:p>
      <text:p text:style-name="P6">Wake Up am/pm</text:p>
      <text:p text:style-name="P6">Workout | <text:span text:style-name="T55">1h</text:span></text:p>
      <text:p text:style-name="P6">Cold Shower | 15 min</text:p>
      <text:p text:style-name="P6">Morning Routine | 15 min</text:p>
      <text:p text:style-name="P6"/>
      <text:p text:style-name="P40">/// AFTERNOON \\\ <text:span text:style-name="T65">11</text:span><text:span text:style-name="T63"> Hours</text:span></text:p>
      <text:p text:style-name="P7">Meal 1 | 1h</text:p>
      <text:p text:style-name="P7">Leave 30 min</text:p>
      <text:p text:style-name="P6">Work | <text:span text:style-name="T65">8</text:span>h</text:p>
      <text:p text:style-name="P6">Return 30 min</text:p>
      <text:p text:style-name="P6">Meal 2 | 1h</text:p>
      <text:p text:style-name="P42"/>
      <text:p text:style-name="P67"><text:span text:style-name="T32">/// EVENING \\\</text:span><text:span text:style-name="T48"> </text:span><text:span text:style-name="T65">2</text:span><text:span text:style-name="T56"> Hours 30 Minutes</text:span></text:p>
      <text:p text:style-name="P43"><text:span text:style-name="T67">Study</text:span> | </text:p>
      <text:p text:style-name="P6"/>
      <text:p text:style-name="P69">/// NIGHT \\\ <text:span text:style-name="T64">1 Hour</text:span></text:p>
      <text:p text:style-name="P8"><text:span text:style-name="T54">Night</text:span> Routine | 15 min</text:p>
      <text:p text:style-name="P6">Read | <text:span text:style-name="T53">15</text:span> min</text:p>
      <text:p text:style-name="P6">Journal | 15 min</text:p>
      <text:p text:style-name="P6">Meditate | 15 min</text:p>
      <text:p text:style-name="P6">Go To Sleep am/pm</text:p>
      <text:p text:style-name="P6"/>
      <text:p text:style-name="P6"/>
      <text:p text:style-name="P6"/>
      <text:p text:style-name="P9"><text:span text:style-name="T37">/// </text:span><text:span text:style-name="T38">TECHNOLOGY</text:span><text:span text:style-name="T39"> \\\</text:span></text:p>
      <text:p text:style-name="P10"><text:span text:style-name="T39">\</text:span><text:span text:style-name="T37">\\ DEVICES ///</text:span></text:p>
      <text:p text:style-name="P11"><text:span text:style-name="T58">MINI</text:span> PC | PROTECTLI Vault Pro <text:span text:style-name="T10">VP2420-4</text:span></text:p>
      <text:p text:style-name="P12"><text:span text:style-name="T58">LAPTOP</text:span><text:span text:style-name="T2"> | </text:span><text:span text:style-name="T1">NOVACUSTOM NS51</text:span></text:p>
      <text:p text:style-name="P13"><text:span text:style-name="T58">PHONE</text:span> | <text:span text:style-name="T18">*BURNER*</text:span></text:p>
      <text:p text:style-name="P70">\\\ ACCESSORIES ///</text:p>
      <text:p text:style-name="P14"><text:span text:style-name="T58">CAMERA</text:span> | </text:p>
      <text:p text:style-name="P15">POV <text:span text:style-name="T58">CAMERA</text:span> | </text:p>
      <text:p text:style-name="P14"><text:span text:style-name="T58">MICROPHONE</text:span> | </text:p>
      <text:p text:style-name="P14"><text:span text:style-name="T58">HEADPHONES</text:span> | <text:span text:style-name="T1">SONY WH-1000XM4</text:span></text:p>
      <text:p text:style-name="P14"><text:span text:style-name="T58">KEYBOARD</text:span> | </text:p>
      <text:p text:style-name="P14"><text:span text:style-name="T58">MOUSE</text:span> | </text:p>
      <text:p text:style-name="P16"><text:span text:style-name="T58">MONITOR</text:span> <text:span text:style-name="T41">| </text:span></text:p>
      <text:p text:style-name="P71">\\\ CHARGING ///</text:p>
      <text:p text:style-name="P17">P<text:span text:style-name="T58">OWER BANK</text:span> | </text:p>
      <text:p text:style-name="P18">S<text:span text:style-name="T58">OLAR PANEL</text:span> | </text:p>
      <text:p text:style-name="P71">\\\ STORAGE ///</text:p>
      <text:p text:style-name="P14">SD <text:span text:style-name="T58">CARD</text:span> | <text:span text:style-name="T1">MICROCENTER 1TB</text:span></text:p>
      <text:p text:style-name="P19">USB <text:span text:style-name="T58">DRIVE</text:span> | <text:span text:style-name="T3">MICROCENTER 512GB</text:span></text:p>
      <text:p text:style-name="P71">\\\ SECURITY ///</text:p>
      <text:p text:style-name="P14"><text:span text:style-name="T58">AUTHENTICATION</text:span> <text:span text:style-name="T58">KEY</text:span> | <text:span text:style-name="T1">YUBIKEY 5C</text:span></text:p>
      <text:p text:style-name="P71">\\\ DIGITAL PAYMENTS ///</text:p>
      <text:p text:style-name="P14"><text:span text:style-name="T58">HARDWARE</text:span> <text:span text:style-name="T58">WALLET</text:span> | <text:span text:style-name="T1">TREZOR Model T</text:span></text:p>
      <text:p text:style-name="P71">\\\ INTERNET ACCESS ///</text:p>
      <text:p text:style-name="P44">SIM <text:span text:style-name="T58">CARD</text:span> | </text:p>
      <text:p text:style-name="P72"/>
      <text:p text:style-name="P73">/// <text:span text:style-name="T34">HYGUINE</text:span> \\\</text:p>
      <text:p text:style-name="P74">\\\ ORAL ///</text:p>
      <text:p text:style-name="P21"><text:span text:style-name="T15">TOOTHPASTE</text:span><text:span text:style-name="T12"> | </text:span></text:p>
      <text:p text:style-name="P21"><text:span text:style-name="T16">TOOTH BRUSH</text:span><text:span text:style-name="T12"> | </text:span></text:p>
      <text:p text:style-name="P21"><text:span text:style-name="T16">FLOSS</text:span><text:span text:style-name="T12"> | </text:span></text:p>
      <text:p text:style-name="P21"><text:span text:style-name="T16">TOUNGE SCRAPER</text:span><text:span text:style-name="T12"> | </text:span></text:p>
      <text:p text:style-name="P21"><text:span text:style-name="T16">MOUTHWASH</text:span><text:span text:style-name="T12"> | </text:span></text:p>
      <text:p text:style-name="P21"><text:span text:style-name="T16">CHAPSTICK</text:span><text:span text:style-name="T12"> | </text:span></text:p>
      <text:p text:style-name="P23"><text:span text:style-name="T16">WHITENING STRIPS</text:span><text:span text:style-name="T11"> | </text:span></text:p>
      <text:p text:style-name="P75">\\\ HAIR ///</text:p>
      <text:p text:style-name="P45">LEAVE-IN CONDITIONER | </text:p>
      <text:p text:style-name="P45">HAIR OIL | </text:p>
      <text:p text:style-name="P74">\\\ SKIN ///</text:p>
      <text:p text:style-name="P21"><text:span text:style-name="T16">SUNSCREEN</text:span><text:span text:style-name="T12"> | </text:span></text:p>
      <text:p text:style-name="P21"><text:span text:style-name="T16">MOISTERIZER</text:span><text:span text:style-name="T12"> | </text:span></text:p>
      <text:p text:style-name="P21"><text:span text:style-name="T16">RETINOL</text:span><text:span text:style-name="T12"> | </text:span></text:p>
      <text:p text:style-name="P21"><text:span text:style-name="T16">CLEANSER</text:span><text:span text:style-name="T12"> | </text:span></text:p>
      <text:p text:style-name="P74"><text:span text:style-name="T40">\</text:span>\\ MAINTENANCE ///</text:p>
      <text:p text:style-name="P21"><text:span text:style-name="T16">NAIL CLIPPER</text:span><text:span text:style-name="T12"> | </text:span></text:p>
      <text:p text:style-name="P21"><text:span text:style-name="T16">RAZOR</text:span><text:span text:style-name="T12"> | </text:span></text:p>
      <text:p text:style-name="P24"><text:span text:style-name="T16">WAX STRIPS</text:span><text:span text:style-name="T11"> | </text:span></text:p>
      <text:p text:style-name="P74"><text:span text:style-name="T40">\</text:span>\\ HANDS ///</text:p>
      <text:p text:style-name="P21"><text:span text:style-name="T16">SOAP</text:span><text:span text:style-name="T12"> | </text:span></text:p>
      <text:p text:style-name="P21"><text:span text:style-name="T16">SANATIZER</text:span><text:span text:style-name="T12"> | </text:span></text:p>
      <text:p text:style-name="P21"><text:span text:style-name="T16">LOTION</text:span><text:span text:style-name="T12"> | </text:span></text:p>
      <text:p text:style-name="P74"><text:span text:style-name="T40">\</text:span>\\ BATHING ///</text:p>
      <text:p text:style-name="P21"><text:span text:style-name="T16">SHAMPOO</text:span><text:span text:style-name="T12"> | </text:span></text:p>
      <text:p text:style-name="P21"><text:span text:style-name="T16">CONDITIONER</text:span><text:span text:style-name="T12"> | </text:span></text:p>
      <text:p text:style-name="P21"><text:span text:style-name="T16">BODY WASH</text:span><text:span text:style-name="T12"> | </text:span></text:p>
      <text:p text:style-name="P21"><text:span text:style-name="T16">SCRUBBER</text:span><text:span text:style-name="T12"> | </text:span></text:p>
      <text:p text:style-name="P21"><text:span text:style-name="T16">TOWEL</text:span><text:span text:style-name="T12"> | </text:span></text:p>
      <text:p text:style-name="P74"><text:span text:style-name="T40">\</text:span>\\ ODOR ///</text:p>
      <text:p text:style-name="P21"><text:span text:style-name="T16">DEORDERANT</text:span><text:span text:style-name="T12"> | </text:span></text:p>
      <text:p text:style-name="P21"><text:span text:style-name="T16">COLOGNE</text:span><text:span text:style-name="T12"> | </text:span></text:p>
      <text:p text:style-name="P76"/>
      <text:p text:style-name="P68"><text:span text:style-name="T22">/// </text:span><text:span text:style-name="T21">CLOTHING \\\</text:span></text:p>
      <text:p text:style-name="P46"><text:span text:style-name="T19">BEANIE </text:span><text:span text:style-name="T26">| </text:span></text:p>
      <text:p text:style-name="P57">SUN GLASSES | </text:p>
      <text:p text:style-name="P46">FACE <text:span text:style-name="T68">MASK </text:span><text:span text:style-name="T26">| </text:span></text:p>
      <text:p text:style-name="P66">SHELL LAYER | </text:p>
      <text:p text:style-name="P59"><text:span text:style-name="T69">HOODIE </text:span><text:span text:style-name="T60">| </text:span></text:p>
      <text:p text:style-name="P61"><text:span text:style-name="T71">SHORT </text:span><text:span text:style-name="T72">SLEEVE </text:span>SHIRT | </text:p>
      <text:p text:style-name="P62">LONG SLEEVE SHIRT | </text:p>
      <text:p text:style-name="P63">THERMAL <text:span text:style-name="T69">SHIRT</text:span> | </text:p>
      <text:p text:style-name="P60"><text:span text:style-name="T66">THERMAL </text:span><text:span text:style-name="T69">GLOVES </text:span><text:span text:style-name="T60">| </text:span></text:p>
      <text:p text:style-name="P63">QUICK DRY <text:span text:style-name="T69">UNDERWEAR | </text:span></text:p>
      <text:p text:style-name="P64"><text:span text:style-name="T59">DENIM</text:span> <text:span text:style-name="T69">SHORTS </text:span><text:span text:style-name="T60">| </text:span></text:p>
      <text:p text:style-name="P65"><text:span text:style-name="T59">DENIM</text:span> <text:span text:style-name="T69">PANTS </text:span><text:span text:style-name="T60">| </text:span></text:p>
      <text:p text:style-name="P63">THERMAL <text:span text:style-name="T69">PANTS </text:span>| </text:p>
      <text:p text:style-name="P47"><text:span text:style-name="T27">THERMAL </text:span><text:span text:style-name="T23">ANKLE</text:span><text:span text:style-name="T20"> </text:span><text:span text:style-name="T28">SOCKS </text:span><text:span text:style-name="T26">| </text:span></text:p>
      <text:p text:style-name="P46"><text:span text:style-name="T19">BOOTS</text:span><text:span text:style-name="T24"> </text:span><text:span text:style-name="T25">| </text:span></text:p>
      <text:p text:style-name="P77"/>
      <text:p text:style-name="P78"><text:span text:style-name="T30">/// </text:span><text:span text:style-name="T31">FOOD \\\</text:span></text:p>
      <text:p text:style-name="P79"><text:span text:style-name="T31">\</text:span><text:span text:style-name="T30">\\ DISHES ///</text:span></text:p>
      <text:p text:style-name="P48"><text:span text:style-name="T59">SPOON</text:span> | </text:p>
      <text:p text:style-name="P48"><text:span text:style-name="T59">FORK</text:span> | </text:p>
      <text:p text:style-name="P48"><text:span text:style-name="T59">KNIFE</text:span> | </text:p>
      <text:p text:style-name="P48"><text:span text:style-name="T59">BOWL</text:span> | </text:p>
      <text:p text:style-name="P48"><text:span text:style-name="T59">PLATE</text:span> | </text:p>
      <text:p text:style-name="P48"><text:span text:style-name="T59">POT</text:span> | </text:p>
      <text:p text:style-name="P48"><text:span text:style-name="T59">PAN</text:span> | </text:p>
      <text:p text:style-name="P79">\\\ CLEANING SUPPLIES ///</text:p>
      <text:p text:style-name="P50">WASTE BAGS | </text:p>
      <text:p text:style-name="P51"><text:span text:style-name="T59">SPONGE</text:span> <text:span text:style-name="T57">| </text:span></text:p>
      <text:p text:style-name="P51"><text:span text:style-name="T59">DISH SOAP</text:span> <text:span text:style-name="T57">| </text:span></text:p>
      <text:p text:style-name="P79">\\\ EQUIPMENT ///</text:p>
      <text:p text:style-name="P48"><text:span text:style-name="T59">GAS BURNER</text:span> | </text:p>
      <text:p text:style-name="P80"/>
      <text:p text:style-name="P41">/// <text:span text:style-name="T35">WATER </text:span><text:span text:style-name="T36">\\\</text:span></text:p>
      <text:p text:style-name="P52"><text:span text:style-name="T61">FILTER</text:span> | </text:p>
      <text:p text:style-name="P51"><text:span text:style-name="T61">POUCH</text:span> <text:span text:style-name="T57">| </text:span></text:p>
      <text:p text:style-name="P49"><text:span text:style-name="T61">BOTTLE</text:span> | </text:p>
      <text:p text:style-name="P80"/>
      <text:p text:style-name="P81">/// <text:span text:style-name="T9">TRANSPORTATION \\\</text:span></text:p>
      <text:p text:style-name="P53"><text:span text:style-name="T61">BIKE</text:span> | </text:p>
      <text:p text:style-name="P82"/>
      <text:p text:style-name="P84">/// <text:span text:style-name="T29">SLEEP \\\</text:span></text:p>
      <text:p text:style-name="P82"><text:span text:style-name="T17">SLEEPING BAG</text:span><text:span text:style-name="T13"> | </text:span></text:p>
      <text:p text:style-name="P83"><text:span text:style-name="T17">SLEEPING MAT</text:span><text:span text:style-name="T11"> </text:span><text:span text:style-name="T14">| </text:span></text:p>
      <text:p text:style-name="P54"><text:span text:style-name="T62">TENT</text:span> | </text:p>
      <text:p text:style-name="P54"><text:span text:style-name="T62">HAMICK</text:span> | </text:p>
      <text:p text:style-name="P55"><text:span text:style-name="T62">EAR PLUGS</text:span> | </text:p>
      <text:p text:style-name="P55"><text:span text:style-name="T62">EYE SHADE</text:span> | </text:p>
      <text:p text:style-name="P56"><text:span text:style-name="T62">PILLOW</text:span> <text:span text:style-name="T33">| </text:span></text:p>
      <text:p text:style-name="P25"><text:span text:style-name="T49"/></text:p>
      <text:p text:style-name="P2">/// PROFILE \\\</text:p>
      <text:p text:style-name="P20"><text:span text:style-name="T50">\\\</text:span><text:span text:style-name="T49"> </text:span><text:span text:style-name="T50">RESIDANCY </text:span><text:span text:style-name="T51">///</text:span></text:p>
      <text:p text:style-name="P26">Country | United States Of America</text:p>
      <text:p text:style-name="P26">State | </text:p>
      <text:p text:style-name="P26">City | </text:p>
      <text:p text:style-name="P3"><text:span text:style-name="T46">\\\</text:span> <text:span text:style-name="T7">EMPLOYMENT </text:span><text:span text:style-name="T4">///</text:span></text:p>
      <text:p text:style-name="P27">Remote | </text:p>
      <text:p text:style-name="P28">IRL | </text:p>
      <text:p text:style-name="P4"><text:span text:style-name="T46">\\\</text:span> CURRENCIES <text:span text:style-name="T4">///</text:span></text:p>
      <text:p text:style-name="P22">Physical | Gold Silver <text:span text:style-name="T8">Cash</text:span></text:p>
      <text:p text:style-name="P22">Crypto | Bitcoin Monero</text:p>
      <text:p text:style-name="P29">Digital | Debit </text:p>
      <text:p text:style-name="P5"><text:span text:style-name="T46">\\\</text:span> <text:span text:style-name="T47">PUBLIC INFORMATION</text:span> <text:span text:style-name="T4">///</text:span></text:p>
      <text:p text:style-name="P30">Name | Anthony Hernandez</text:p>
      <text:p text:style-name="P30">Birthdate | 03/21/2002</text:p>
      <text:p text:style-name="P30">Age | 21</text:p>
      <text:p text:style-name="P30">Sex | Male</text:p>
      <text:p text:style-name="P30">Gender | Man</text:p>
      <text:p text:style-name="P30">Pronouns | He/Him</text:p>
      <text:p text:style-name="P31">Sexual <text:span text:style-name="T43">Orientation</text:span> | <text:span text:style-name="T5">Straight</text:span></text:p>
      <text:p text:style-name="P34">Nationality | American</text:p>
      <text:p text:style-name="P35">Race | <text:span text:style-name="T42">Mexican</text:span></text:p>
      <text:p text:style-name="P36">Ethnicity | Hispanic</text:p>
      <text:p text:style-name="P37"><text:span text:style-name="T52">Relationship</text:span> Status | Single</text:p>
      <text:p text:style-name="P5"><text:span text:style-name="T46">\\\</text:span> CONTACT <text:span text:style-name="T4">///</text:span></text:p>
      <text:p text:style-name="P32">Home Address | </text:p>
      <text:p text:style-name="P33">Mail Address | </text:p>
      <text:p text:style-name="P32">Email | </text:p>
      <text:p text:style-name="P32"><text:span text:style-name="T44">VOIP </text:span><text:span text:style-name="T45">Number</text:span> | </text:p>
      <text:p text:style-name="P5"><text:span text:style-name="T46">\\\</text:span> IDENIFICATION <text:span text:style-name="T4">///</text:span></text:p>
      <text:p text:style-name="P30">Passport | </text:p>
      <text:p text:style-name="P30">Drivers Lisence | </text:p>
      <text:p text:style-name="P5"><text:span text:style-name="T46">\\\</text:span> PROOF <text:span text:style-name="T4">///</text:span></text:p>
      <text:p text:style-name="P30">Social Security Number | </text:p>
      <text:p text:style-name="P30">Birth Cirtificate | </text:p>
      <text:p text:style-name="P5"><text:span text:style-name="T46">\\\</text:span> <text:span text:style-name="T4">MEDICAL ///</text:span></text:p>
      <text:p text:style-name="P38"><text:span text:style-name="T6">Allergies</text:span> | </text:p>
      <text:p text:style-name="P38">Medicine | </text:p>
      <text:p text:style-name="P38">History | </text:p>
      <text:p text:style-name="P37">Insurance | </text:p>
      <text:p text:style-name="P37"/>
      <text:p text:style-name="P37"/>
      <text:p text:style-name="P37"/>
      <text:p text:style-name="P37"/>
      <text:p text:style-name="P37"/>
      <text:p text:style-name="P37"/>
      <text:p text:style-name="P39">BASE LAYER </text:p>
      <text:p text:style-name="P39">monero wool</text:p>
      <text:p text:style-name="P39"/>
      <text:p text:style-name="P39">MID LAYER </text:p>
      <text:p text:style-name="P39">fleese</text:p>
      <text:p text:style-name="P39"/>
      <text:p text:style-name="P39">INSTALATION LAYER </text:p>
      <text:p text:style-name="P39">synthetic</text:p>
      <text:p text:style-name="P39"/>
      <text:p text:style-name="P39">SHELL LAYER </text:p>
      <text:p text:style-name="P39"/>
      <text:p text:style-name="P39">HEAD LAYER</text:p>
      <text:p text:style-name="P39">monero tuke</text:p>
      <text:p text:style-name="P39">monero buff</text:p>
      <text:p text:style-name="P39">synthetic balacatha</text:p>
      <text:p text:style-name="P39"/>
      <text:p text:style-name="P39">HAND LAYERS</text:p>
      <text:p text:style-name="P39">monero wool</text:p>
      <text:p text:style-name="P39">mit</text:p>
      <text:p text:style-name="P39">shell</text:p>
      <text:p text:style-name="P39"/>
      <text:p text:style-name="P39">FEET LAYER</text:p>
      <text:p text:style-name="P39">monero wool</text:p>
      <text:p text:style-name="P39">synthetic</text:p>
      <text:p text:style-name="P39">expadition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7:38.128969344</meta:creation-date>
    <dc:date>2024-03-16T14:14:21.214884939</dc:date>
    <meta:editing-duration>P3DT9H29M19S</meta:editing-duration>
    <meta:editing-cycles>377</meta:editing-cycles>
    <meta:generator>LibreOffice/7.6.5.2$Linux_X86_64 LibreOffice_project/60$Build-2</meta:generator>
    <meta:document-statistic meta:table-count="0" meta:image-count="0" meta:object-count="0" meta:page-count="1" meta:paragraph-count="182" meta:word-count="526" meta:character-count="2663" meta:non-whitespace-character-count="2225"/>
  </office:meta>
</office:document-meta>
</file>